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6.258cm" fo:margin-left="-0.106cm" table:align="left" style:writing-mode="lr-tb"/>
    </style:style>
    <style:style style:name="Tabela1.A" style:family="table-column">
      <style:table-column-properties style:column-width="4.128cm"/>
    </style:style>
    <style:style style:name="Tabela1.B" style:family="table-column">
      <style:table-column-properties style:column-width="12.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.B1" style:family="table-cell">
      <style:table-cell-properties fo:padding="0.106cm" fo:border="0.018cm solid #000001"/>
    </style:style>
    <style:style style:name="Tabela1.A2" style:family="table-cell">
      <style:table-cell-properties fo:padding="0.106cm" fo:border-left="0.018cm solid #000001" fo:border-right="none" fo:border-top="none" fo:border-bottom="0.018cm solid #000001"/>
    </style:style>
    <style:style style:name="Tabela1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2" style:family="table">
      <style:table-properties style:width="16.256cm" fo:margin-left="-0.106cm" table:align="left" style:writing-mode="lr-tb"/>
    </style:style>
    <style:style style:name="Tabela2.A" style:family="table-column">
      <style:table-column-properties style:column-width="4.126cm"/>
    </style:style>
    <style:style style:name="Tabela2.B" style:family="table-column">
      <style:table-column-properties style:column-width="12.1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2.B1" style:family="table-cell">
      <style:table-cell-properties fo:padding="0.106cm" fo:border="0.018cm solid #000001"/>
    </style:style>
    <style:style style:name="Tabela2.A2" style:family="table-cell">
      <style:table-cell-properties fo:padding="0.106cm" fo:border-left="0.018cm solid #000001" fo:border-right="none" fo:border-top="none" fo:border-bottom="0.018cm solid #000001"/>
    </style:style>
    <style:style style:name="Tabela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3" style:family="table">
      <style:table-properties style:width="16.256cm" fo:margin-left="-0.106cm" table:align="left" style:writing-mode="lr-tb"/>
    </style:style>
    <style:style style:name="Tabela3.A" style:family="table-column">
      <style:table-column-properties style:column-width="4.119cm"/>
    </style:style>
    <style:style style:name="Tabela3.B" style:family="table-column">
      <style:table-column-properties style:column-width="12.13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3.B1" style:family="table-cell">
      <style:table-cell-properties fo:padding="0.106cm" fo:border="0.018cm solid #000001"/>
    </style:style>
    <style:style style:name="Tabela3.A2" style:family="table-cell">
      <style:table-cell-properties fo:padding="0.106cm" fo:border-left="0.018cm solid #000001" fo:border-right="none" fo:border-top="none" fo:border-bottom="0.018cm solid #000001"/>
    </style:style>
    <style:style style:name="Tabela3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12" style:family="table">
      <style:table-properties style:width="16.256cm" fo:margin-left="-0.106cm" table:align="left" style:writing-mode="lr-tb"/>
    </style:style>
    <style:style style:name="Tabela12.A" style:family="table-column">
      <style:table-column-properties style:column-width="4.119cm"/>
    </style:style>
    <style:style style:name="Tabela12.B" style:family="table-column">
      <style:table-column-properties style:column-width="12.137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2.B1" style:family="table-cell">
      <style:table-cell-properties fo:padding="0.106cm" fo:border="0.018cm solid #000001"/>
    </style:style>
    <style:style style:name="Tabela12.A2" style:family="table-cell">
      <style:table-cell-properties fo:padding="0.106cm" fo:border-left="0.018cm solid #000001" fo:border-right="none" fo:border-top="none" fo:border-bottom="0.018cm solid #000001"/>
    </style:style>
    <style:style style:name="Tabela1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4" style:family="table">
      <style:table-properties style:width="16.256cm" fo:margin-left="-0.106cm" table:align="left" style:writing-mode="lr-tb"/>
    </style:style>
    <style:style style:name="Tabela4.A" style:family="table-column">
      <style:table-column-properties style:column-width="4.115cm"/>
    </style:style>
    <style:style style:name="Tabela4.B" style:family="table-column">
      <style:table-column-properties style:column-width="12.14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4.B1" style:family="table-cell">
      <style:table-cell-properties fo:padding="0.106cm" fo:border="0.018cm solid #000001"/>
    </style:style>
    <style:style style:name="Tabela4.A2" style:family="table-cell">
      <style:table-cell-properties fo:padding="0.106cm" fo:border-left="0.018cm solid #000001" fo:border-right="none" fo:border-top="none" fo:border-bottom="0.018cm solid #000001"/>
    </style:style>
    <style:style style:name="Tabela4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5" style:family="table">
      <style:table-properties style:width="16.256cm" fo:margin-left="-0.106cm" table:align="left" style:writing-mode="lr-tb"/>
    </style:style>
    <style:style style:name="Tabela5.A" style:family="table-column">
      <style:table-column-properties style:column-width="4.138cm"/>
    </style:style>
    <style:style style:name="Tabela5.B" style:family="table-column">
      <style:table-column-properties style:column-width="12.118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5.B1" style:family="table-cell">
      <style:table-cell-properties fo:padding="0.106cm" fo:border="0.018cm solid #000001"/>
    </style:style>
    <style:style style:name="Tabela5.A2" style:family="table-cell">
      <style:table-cell-properties fo:padding="0.106cm" fo:border-left="0.018cm solid #000001" fo:border-right="none" fo:border-top="none" fo:border-bottom="0.018cm solid #000001"/>
    </style:style>
    <style:style style:name="Tabela5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6" style:family="table">
      <style:table-properties style:width="16.249cm" fo:margin-left="-0.191cm" table:align="left" style:writing-mode="lr-tb"/>
    </style:style>
    <style:style style:name="Tabela6.A" style:family="table-column">
      <style:table-column-properties style:column-width="4.189cm"/>
    </style:style>
    <style:style style:name="Tabela6.B" style:family="table-column">
      <style:table-column-properties style:column-width="12.0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0.018cm solid #00000a"/>
    </style:style>
    <style:style style:name="Tabela10" style:family="table">
      <style:table-properties style:width="16.249cm" fo:margin-left="-0.191cm" table:align="left" style:writing-mode="lr-tb"/>
    </style:style>
    <style:style style:name="Tabela10.A" style:family="table-column">
      <style:table-column-properties style:column-width="4.189cm"/>
    </style:style>
    <style:style style:name="Tabela10.B" style:family="table-column">
      <style:table-column-properties style:column-width="12.0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fo:padding-left="0.191cm" fo:padding-right="0.191cm" fo:padding-top="0cm" fo:padding-bottom="0cm" fo:border="0.018cm solid #00000a"/>
    </style:style>
    <style:style style:name="Tabela11" style:family="table">
      <style:table-properties style:width="16.249cm" fo:margin-left="-0.191cm" table:align="left" style:writing-mode="lr-tb"/>
    </style:style>
    <style:style style:name="Tabela11.A" style:family="table-column">
      <style:table-column-properties style:column-width="4.189cm"/>
    </style:style>
    <style:style style:name="Tabela11.B" style:family="table-column">
      <style:table-column-properties style:column-width="12.0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padding-left="0.191cm" fo:padding-right="0.191cm" fo:padding-top="0cm" fo:padding-bottom="0cm" fo:border="0.018cm solid #00000a"/>
    </style:style>
    <style:style style:name="Tabela8" style:family="table">
      <style:table-properties style:width="16.249cm" fo:margin-left="-0.191cm" table:align="left" style:writing-mode="lr-tb"/>
    </style:style>
    <style:style style:name="Tabela8.A" style:family="table-column">
      <style:table-column-properties style:column-width="4.189cm"/>
    </style:style>
    <style:style style:name="Tabela8.B" style:family="table-column">
      <style:table-column-properties style:column-width="12.0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text-properties fo:font-size="13.5pt" style:font-size-asian="13.5pt" style:font-size-complex="13.5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2" style:font-size-asian="12pt" style:language-asian="pl" style:country-asian="PL" style:font-weight-asian="bold" style:font-name-complex="Times New Roman2" style:font-size-complex="12pt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P9" style:family="paragraph" style:parent-style-name="Standard">
      <style:paragraph-properties fo:margin-left="2.54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0" style:family="paragraph" style:parent-style-name="Standard">
      <style:paragraph-properties fo:margin-left="3.81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</style:style>
    <style:style style:name="P12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text-underline-style="solid" style:text-underline-width="auto" style:text-underline-color="font-color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13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14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5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6" style:family="paragraph" style:parent-style-name="Standard" style:list-style-name="WWNum1">
      <style:paragraph-properties fo:margin-top="0cm" fo:margin-bottom="0cm" fo:line-height="100%"/>
    </style:style>
    <style:style style:name="P17" style:family="paragraph" style:parent-style-name="Standard" style:list-style-name="WWNum1">
      <style:paragraph-properties fo:margin-top="0cm" fo:margin-bottom="0cm" fo:line-height="100%">
        <style:tab-stops>
          <style:tab-stop style:position="3.251cm"/>
        </style:tab-stops>
      </style:paragraph-properties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19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2" style:font-size-complex="12pt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P21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">
      <style:text-properties fo:font-size="13.5pt" style:font-size-asian="13.5pt" style:font-size-complex="13.5pt"/>
    </style:style>
    <style:style style:name="P23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T1" style:family="text">
      <style:text-properties fo:color="#000000" style:font-name="Times New Roman" fo:font-size="13.5pt" style:font-name-asian="Times New Roman2" style:font-size-asian="13.5pt" style:language-asian="pl" style:country-asian="PL" style:font-name-complex="Times New Roman2"/>
    </style:style>
    <style:style style:name="T2" style:family="text"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T3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/>
    </style:style>
    <style:style style:name="T4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T5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weight-complex="bold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 Nazwa projektu:</text:span><text:span text:style-name="T1"> </text:span><text:span text:style-name="T4">System rezerwacji hoteli.</text:span></text:p>
      <text:p text:style-name="P3">Zespół:</text:p>
      <text:p text:style-name="P3">Mateusz Miotk (mmiotk@sigma.ug.edu.pl)</text:p>
      <text:p text:style-name="P3">Michał Kulesz (mkulesz@sigma.ug.edu.pl)</text:p>
      <text:p text:style-name="P3">Sylwia Kaczmarczyk (skaczmarczyk@sigma.ug.edu.pl)</text:p>
      <text:p text:style-name="P3"/>
      <text:p text:style-name="P4">I. Wprowadzenie:</text:p>
      <text:list xml:id="list41347098" text:style-name="WWNum1">
        <text:list-item>
          <text:list>
            <text:list-item>
              <text:p text:style-name="P12">Cel dokumentu</text:p>
            </text:list-item>
          </text:list>
        </text:list-item>
      </text:list>
      <text:p text:style-name="P9">Dokument przedstawia opis systemu rezerwacji hoteli. Przedstawia wymagania funkcjonalne, niefunkcjonalne oraz ogólne działanie systemu poprzez charakterystykę funkcji oraz użytkowników. Dokument jest przeznaczony dla administratorów systemu jak również dla użytkowników.</text:p>
      <text:list xml:id="list41498131" text:continue-numbering="true" text:style-name="WWNum1">
        <text:list-item>
          <text:list>
            <text:list-item>
              <text:p text:style-name="P12">Zakres produktu</text:p>
            </text:list-item>
          </text:list>
        </text:list-item>
      </text:list>
      <text:p text:style-name="P9">System ma za zadanie scalenie w jednym punkcie wielu hoteli z różnych miejscowości w celu wyszukiwania przez klientów oraz <text:s/>możliwości planowania pobytu w danym hotelu.</text:p>
      <text:p text:style-name="P9">System jest głównie skierowany dla osób pragnących mieć duży wybór hoteli w jednym miejscu bez wychodzenia z domu.</text:p>
      <text:p text:style-name="P9">System ma pozwalać na wyszukiwanie hoteli, możliwości dokonania w nim rezerwacji miejsca. Poza tym użytkownik będzie miał możliwość ocenić hotel, w którym dokonał rezerwacji poprzez wystawienie opinii. Właścicielom hoteli pozwoli na rozpowszechnienie swoich hoteli, aby dotrzeć do większej ilości potencjalnych klientów.</text:p>
      <text:list xml:id="list41500745" text:continue-numbering="true" text:style-name="WWNum1">
        <text:list-item>
          <text:list>
            <text:list-item>
              <text:p text:style-name="P12">Słownik danych:</text:p>
              <text:list>
                <text:list-item>
                  <text:p text:style-name="P16"><text:span text:style-name="T4">Właściciel hotelu</text:span><text:span text:style-name="T1"> </text:span><text:span text:style-name="T2">lub</text:span><text:span text:style-name="T1"> </text:span><text:span text:style-name="T4">osoba uprawniona do tej roli</text:span><text:span text:style-name="T1"> </text:span><text:span text:style-name="T2">- użytkownicy, którzy mogą zarejestrować dany hotel, usunąć go, edytować, sprawdzić oceny oraz statystyki.</text:span></text:p>
                </text:list-item>
                <text:list-item>
                  <text:p text:style-name="P16"><text:span text:style-name="T4">Rejestracja hotelu</text:span><text:span text:style-name="T1"> </text:span><text:span text:style-name="T2">- proces rejestracji, który powinien skończyć się weryfikacją podanych przez użytkownika danych.</text:span></text:p>
                </text:list-item>
                <text:list-item>
                  <text:p text:style-name="P16"><text:span text:style-name="T4">Weryfikacja hotelu</text:span><text:span text:style-name="T1"> </text:span><text:span text:style-name="T2">- końcowy etap rejestracji hotelu. Sprawdzenie numeru KRS hotelu.</text:span></text:p>
                </text:list-item>
                <text:list-item>
                  <text:p text:style-name="P16"><text:span text:style-name="T3">KRS </text:span><text:span text:style-name="T2">- Krajowy rejestr sądowy; rejestr podmiotów gospodarczych.</text:span></text:p>
                </text:list-item>
                <text:list-item>
                  <text:p text:style-name="P16"><text:span text:style-name="T4">Administrator systemu</text:span><text:span text:style-name="T5"> -</text:span><text:span text:style-name="T2"> osoba zarządzająca systemem, pilnująca, by poprawnie i sprawnie działał, naprawiająca szkody poczynione przez użytkowników.</text:span></text:p>
                </text:list-item>
                <text:list-item>
                  <text:p text:style-name="P16"><text:span text:style-name="T4">Użytkownik </text:span><text:span text:style-name="T2">– osoba korzystająca z systemu, ma możliwość dokonania rezerwacji miejsca w hotelu.</text:span></text:p>
                </text:list-item>
                <text:list-item>
                  <text:p text:style-name="P16"><text:span text:style-name="T4">Rezerwacja miejsca</text:span><text:span text:style-name="T1"> </text:span><text:span text:style-name="T2">- proces, który odbywa się dwuetapowo: Wybieranie miejsca oraz daty przez Użytkownika, później dokonanie </text:span><text:span text:style-name="T4">potwierdzenia rezerwacji.</text:span></text:p>
                </text:list-item>
                <text:list-item>
                  <text:p text:style-name="P16"><text:span text:style-name="T4">Potwierdzenie rezerwacji</text:span><text:span text:style-name="T1"> </text:span><text:span text:style-name="T2">– proces, który najpierw sprawdza dostępność wybranego pokoju, a później wymaga od </text:span><text:soft-page-break/><text:span text:style-name="T2">użytkownika podania numeru karty płatniczej, w celu zarezerwowania pokoju.</text:span></text:p>
                </text:list-item>
                <text:list-item>
                  <text:p text:style-name="P16"><text:span text:style-name="T4">Edycja Hotelu</text:span><text:span text:style-name="T5"> </text:span><text:span text:style-name="T2">- proces pozwalający zmienić dane hotelu, możliwy tylko dla uprawnionych pracowników hotelu.</text:span></text:p>
                </text:list-item>
                <text:list-item>
                  <text:p text:style-name="P17"><text:span text:style-name="T4">Zapytanie użytkownika</text:span><text:span text:style-name="T5"> </text:span><text:span text:style-name="T2">- formularz, w którym użytkownik może wybrać dogodne dla siebie kryteria wyszukiwania hotelu.</text:span></text:p>
                </text:list-item>
                <text:list-item>
                  <text:p text:style-name="P16"><text:span text:style-name="T4">Widok publiczny</text:span><text:span text:style-name="T1"> </text:span><text:span text:style-name="T2">- widok w systemie dostępny dla każdego użytkownika(strona startowa).</text:span></text:p>
                </text:list-item>
              </text:list>
            </text:list-item>
            <text:list-item>
              <text:p text:style-name="P13">Struktura dokumentu:</text:p>
            </text:list-item>
          </text:list>
        </text:list-item>
      </text:list>
      <text:p text:style-name="P10">Część I stanowi wprowadzenie, czyli wstępny opis systemu, dla kogo jest przeznaczony oraz w jakim celu. Tutaj również odnajdziemy słownik trudnych pojęć związanych z wymaganiami systemu.</text:p>
      <text:p text:style-name="P10">Część II stanowi ogólny opis produktu: środowisko pracy, charakterystykę użytkowników oraz najważniejsze funkcje produktu.</text:p>
      <text:p text:style-name="P10">Część III stanowi opis wymagań funkcjonalnych.</text:p>
      <text:p text:style-name="P10">Część IV stanowi opis wymagań niefunkcjonalnych.</text:p>
      <text:list xml:id="list41502105" text:continue-numbering="true" text:style-name="WWNum1">
        <text:list-item>
          <text:p text:style-name="P12">Ogólny opis produktu</text:p>
          <text:list>
            <text:list-item>
              <text:p text:style-name="P13">Środowisko pracy:</text:p>
            </text:list-item>
          </text:list>
        </text:list-item>
      </text:list>
      <text:p text:style-name="P9">Zakłada się, że system będzie pracował jako strona internetowa.</text:p>
      <text:list xml:id="list41500873" text:continue-numbering="true" text:style-name="WWNum1">
        <text:list-item>
          <text:list>
            <text:list-item>
              <text:p text:style-name="P13">Charakterystyka użytkowników:</text:p>
            </text:list-item>
          </text:list>
        </text:list-item>
      </text:list>
      <text:p text:style-name="P9">Przewiduje się, że użytkownicy będą podzieleni na różne role na przykład:</text:p>
      <text:list xml:id="list41486611" text:continue-numbering="true" text:style-name="WWNum1">
        <text:list-item>
          <text:list>
            <text:list-item>
              <text:list>
                <text:list-item>
                  <text:p text:style-name="P15">Administrator - osoba, która będzie miała za zadanie zarządzanie danym użytkowników, a poza tym utrzymanie systemu.</text:p>
                </text:list-item>
                <text:list-item>
                  <text:p text:style-name="P15">Użytkownicy (właściciele hoteli) – osoby dokonujące rejestracji hoteli. Mają wgląd do statystyk, który będzie posiadał każdy hotel.</text:p>
                </text:list-item>
                <text:list-item>
                  <text:p text:style-name="P15">Użytkownicy (goście) - osoby, które będą mogły wyszukać hotel i zarezerwować w nim pokój po podaniu numeru karty lub dokonania przelewu bankowego.</text:p>
                </text:list-item>
              </text:list>
            </text:list-item>
            <text:list-item>
              <text:p text:style-name="P13">Najważniejsze funkcje produktu:</text:p>
              <text:list>
                <text:list-item>
                  <text:p text:style-name="P15">Wyszukanie hotelu</text:p>
                </text:list-item>
                <text:list-item>
                  <text:p text:style-name="P15">Rezerwacja miejsca</text:p>
                </text:list-item>
                <text:list-item>
                  <text:p text:style-name="P15">Zarejestrowanie hotelu</text:p>
                </text:list-item>
                <text:list-item>
                  <text:p text:style-name="P15">Weryfikacja hotelu</text:p>
                </text:list-item>
                <text:list-item>
                  <text:p text:style-name="P15">Edycja/ usunięcie hotelu</text:p>
                </text:list-item>
                <text:list-item>
                  <text:p text:style-name="P15">Statystyka hotelu</text:p>
                </text:list-item>
                <text:list-item>
                  <text:p text:style-name="P15">Wyszukanie po ocenie</text:p>
                </text:list-item>
                <text:list-item>
                  <text:p text:style-name="P15">Dodanie oceny</text:p>
                  <text:p text:style-name="P15"/>
                </text:list-item>
              </text:list>
            </text:list-item>
          </text:list>
        </text:list-item>
      </text:list>
      <text:p text:style-name="P3"/>
      <text:p text:style-name="P3"/>
      <text:p text:style-name="P3"><text:soft-page-break/></text:p>
      <text:p text:style-name="P3"/>
      <text:list xml:id="list41496858" text:continue-numbering="true" text:style-name="WWNum1">
        <text:list-item>
          <text:list>
            <text:list-item>
              <text:p text:style-name="P13">Zależności:</text:p>
              <text:list>
                <text:list-item>
                  <text:p text:style-name="P15">Weryfikacja hotelu jest ściśle uzależniona od zarejestrowania hotelu.</text:p>
                </text:list-item>
                <text:list-item>
                  <text:p text:style-name="P15">Potwierdzenie rezerwacji jest ściśle uzależniona od dokonanej rezerwacji miejsca.</text:p>
                </text:list-item>
              </text:list>
            </text:list-item>
          </text:list>
        </text:list-item>
      </text:list>
      <text:p text:style-name="P3"/>
      <text:list xml:id="list41478918" text:continue-numbering="true" text:style-name="WWNum1">
        <text:list-item>
          <text:p text:style-name="P12">Wymagania funkcjonalne:</text:p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Nazwa funkcji</text:p>
          </table:table-cell>
          <table:table-cell table:style-name="Tabela1.B1" office:value-type="string">
            <text:p text:style-name="P6">Wyszukanie hotelu</text:p>
          </table:table-cell>
        </table:table-row>
        <table:table-row table:style-name="Tabela1.1">
          <table:table-cell table:style-name="Tabela1.A2" office:value-type="string">
            <text:p text:style-name="P8">Opis</text:p>
          </table:table-cell>
          <table:table-cell table:style-name="Tabela1.B2" office:value-type="string">
            <text:p text:style-name="P8">Funkcja wykorzystując dane podane przez użytkownika wyświetli listę hoteli pasujących do zapytania użytkownika.</text:p>
          </table:table-cell>
        </table:table-row>
        <table:table-row table:style-name="Tabela1.1">
          <table:table-cell table:style-name="Tabela1.A2" office:value-type="string">
            <text:p text:style-name="P8">Dane wejściowe</text:p>
          </table:table-cell>
          <table:table-cell table:style-name="Tabela1.B2" office:value-type="string">
            <text:p text:style-name="P8">Informacje od użytkownika na temat szukanego hotelu: nazwa(opcjonalnie),położenie(miejscowość, województwo, gmina, powiat).</text:p>
          </table:table-cell>
        </table:table-row>
        <table:table-row table:style-name="Tabela1.1">
          <table:table-cell table:style-name="Tabela1.A2" office:value-type="string">
            <text:p text:style-name="P8">Źródło danych wejściowych</text:p>
          </table:table-cell>
          <table:table-cell table:style-name="Tabela1.B2" office:value-type="string">
            <text:p text:style-name="P8">Formularz na stronie internetowej wypełniany przez użytkownika.</text:p>
          </table:table-cell>
        </table:table-row>
        <table:table-row table:style-name="Tabela1.1">
          <table:table-cell table:style-name="Tabela1.A2" office:value-type="string">
            <text:p text:style-name="P8">Dane wyjściowe</text:p>
          </table:table-cell>
          <table:table-cell table:style-name="Tabela1.B2" office:value-type="string">
            <text:p text:style-name="P8">Lista hoteli pasujących do kryteriów użytkownika.</text:p>
          </table:table-cell>
        </table:table-row>
        <table:table-row table:style-name="Tabela1.1">
          <table:table-cell table:style-name="Tabela1.A2" office:value-type="string">
            <text:p text:style-name="P8">Efekty uboczne</text:p>
          </table:table-cell>
          <table:table-cell table:style-name="Tabela1.B2" office:value-type="string">
            <text:p text:style-name="P8">Brak.</text:p>
          </table:table-cell>
        </table:table-row>
        <table:table-row table:style-name="Tabela1.1">
          <table:table-cell table:style-name="Tabela1.A2" office:value-type="string">
            <text:p text:style-name="P8">Powód</text:p>
          </table:table-cell>
          <table:table-cell table:style-name="Tabela1.B2" office:value-type="string">
            <text:p text:style-name="P8">Brak.</text:p>
          </table:table-cell>
        </table:table-row>
      </table:table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Nazwa funkcji</text:p>
          </table:table-cell>
          <table:table-cell table:style-name="Tabela2.B1" office:value-type="string">
            <text:p text:style-name="P6">Rezerwacja miejsca</text:p>
          </table:table-cell>
        </table:table-row>
        <table:table-row table:style-name="Tabela2.1">
          <table:table-cell table:style-name="Tabela2.A2" office:value-type="string">
            <text:p text:style-name="P8">Opis</text:p>
          </table:table-cell>
          <table:table-cell table:style-name="Tabela2.B2" office:value-type="string">
            <text:p text:style-name="P8">Funkcja pozwala użytkownikowi, który wyszukał dany hotel, na zarezerwowanie miejsca w wybranym przez siebie okresie czasowym.</text:p>
          </table:table-cell>
        </table:table-row>
        <table:table-row table:style-name="Tabela2.1">
          <table:table-cell table:style-name="Tabela2.A2" office:value-type="string">
            <text:p text:style-name="P8">Dane wejściowe</text:p>
          </table:table-cell>
          <table:table-cell table:style-name="Tabela2.B2" office:value-type="string">
            <text:p text:style-name="P8">Informacja o podejmowanej rezerwacji: Dzień/dni miesiąc oraz rok.</text:p>
          </table:table-cell>
        </table:table-row>
        <table:table-row table:style-name="Tabela2.1">
          <table:table-cell table:style-name="Tabela2.A2" office:value-type="string">
            <text:p text:style-name="P8">Źródło danych wejściowych</text:p>
          </table:table-cell>
          <table:table-cell table:style-name="Tabela2.B2" office:value-type="string">
            <text:p text:style-name="P8">Formularz, w którym podane są informacje o podejmowaniu rezerwacji.</text:p>
          </table:table-cell>
        </table:table-row>
        <table:table-row table:style-name="Tabela2.1">
          <table:table-cell table:style-name="Tabela2.A2" office:value-type="string">
            <text:p text:style-name="P8">Dane wyjściowe</text:p>
          </table:table-cell>
          <table:table-cell table:style-name="Tabela2.B2" office:value-type="string">
            <text:p text:style-name="P8">Informacja, że rezerwacja została przyjęta oraz formularz, który zostanie przekazany do potwierdzenia rezerwacji.</text:p>
          </table:table-cell>
        </table:table-row>
        <table:table-row table:style-name="Tabela2.1">
          <table:table-cell table:style-name="Tabela2.A2" office:value-type="string">
            <text:p text:style-name="P8">Efekty uboczne</text:p>
          </table:table-cell>
          <table:table-cell table:style-name="Tabela2.B2" office:value-type="string">
            <text:p text:style-name="P8">Brak dostępnego pokoju, usunięcie pokoju z listy dostępnych.</text:p>
            <text:p text:style-name="P8">Usunięcie pokoju z innych serwisów rezerwacji pokoi.</text:p>
          </table:table-cell>
        </table:table-row>
        <table:table-row table:style-name="Tabela2.1">
          <table:table-cell table:style-name="Tabela2.A2" office:value-type="string">
            <text:p text:style-name="P8">Powód</text:p>
          </table:table-cell>
          <table:table-cell table:style-name="Tabela2.B2" office:value-type="string">
            <text:p text:style-name="P8">Zarezerwowanie pokoju przez innego użytkownika. Udana rezerwacja pokoju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Nazwa funkcji</text:p>
          </table:table-cell>
          <table:table-cell table:style-name="Tabela3.B1" office:value-type="string">
            <text:p text:style-name="P6">Potwierdzenie rezerwacji</text:p>
          </table:table-cell>
        </table:table-row>
        <table:table-row table:style-name="Tabela3.1">
          <table:table-cell table:style-name="Tabela3.A2" office:value-type="string">
            <text:p text:style-name="P8">Opis</text:p>
          </table:table-cell>
          <table:table-cell table:style-name="Tabela3.B2" office:value-type="string">
            <text:p text:style-name="P8">Funkcja pozwala użytkownikowi, na potwierdzenie rezerwacji , którą wybrał poprzez podanie numeru swojej karty bankowej.</text:p>
          </table:table-cell>
        </table:table-row>
        <table:table-row table:style-name="Tabela3.1">
          <table:table-cell table:style-name="Tabela3.A2" office:value-type="string">
            <text:p text:style-name="P8">Dane wejściowe</text:p>
          </table:table-cell>
          <table:table-cell table:style-name="Tabela3.B2" office:value-type="string">
            <text:p text:style-name="P8">Informacja o podejmowanej rezerwacji: Dzień/dni miesiąc oraz rok.</text:p>
            <text:p text:style-name="P8">Podanie imię i nazwisko użytkownika oraz jego numer karty bankowej.</text:p>
          </table:table-cell>
        </table:table-row>
        <table:table-row table:style-name="Tabela3.1">
          <table:table-cell table:style-name="Tabela3.A2" office:value-type="string">
            <text:p text:style-name="P8">Źródło danych wejściowych</text:p>
          </table:table-cell>
          <table:table-cell table:style-name="Tabela3.B2" office:value-type="string">
            <text:p text:style-name="P8">Formularz, w którym podane są informacje o podejmowanej rezerwacji oraz informacje o karcie bankowej użytkownika.</text:p>
          </table:table-cell>
        </table:table-row>
        <table:table-row table:style-name="Tabela3.1">
          <table:table-cell table:style-name="Tabela3.A2" office:value-type="string">
            <text:p text:style-name="P8">Dane wyjściowe</text:p>
          </table:table-cell>
          <table:table-cell table:style-name="Tabela3.B2" office:value-type="string">
            <text:p text:style-name="P8">Informacja, że rezerwacja została przyjęta z podziękowaniem. </text:p>
            <text:p text:style-name="P8">Numer dokonanej rezerwacji.</text:p>
          </table:table-cell>
        </table:table-row>
        <table:table-row table:style-name="Tabela3.1">
          <table:table-cell table:style-name="Tabela3.A2" office:value-type="string">
            <text:p text:style-name="P8">Efekty uboczne</text:p>
          </table:table-cell>
          <table:table-cell table:style-name="Tabela3.B2" office:value-type="string">
            <text:p text:style-name="P8">Brak.</text:p>
          </table:table-cell>
        </table:table-row>
        <table:table-row table:style-name="Tabela3.1">
          <table:table-cell table:style-name="Tabela3.A2" office:value-type="string">
            <text:p text:style-name="P8">Powód</text:p>
          </table:table-cell>
          <table:table-cell table:style-name="Tabela3.B2" office:value-type="string">
            <text:p text:style-name="P8">Brak.</text:p>
          </table:table-cell>
        </table:table-row>
      </table:table>
      <text:p text:style-name="P3"/>
      <text:p text:style-name="P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">Nazwa funkcji</text:p>
          </table:table-cell>
          <table:table-cell table:style-name="Tabela12.B1" office:value-type="string">
            <text:p text:style-name="P6">Anulowanie rezerwacji</text:p>
          </table:table-cell>
        </table:table-row>
        <table:table-row table:style-name="Tabela12.1">
          <table:table-cell table:style-name="Tabela12.A2" office:value-type="string">
            <text:p text:style-name="P8">Opis</text:p>
          </table:table-cell>
          <table:table-cell table:style-name="Tabela12.B2" office:value-type="string">
            <text:p text:style-name="P8">Funkcja pozwala użytkownikowi, na anulowanie rezerwacji poprzez <text:s/>podanie numeru rezerwacji oraz 4 ostatnich numerów karty bankowej.</text:p>
          </table:table-cell>
        </table:table-row>
        <table:table-row table:style-name="Tabela12.1">
          <table:table-cell table:style-name="Tabela12.A2" office:value-type="string">
            <text:p text:style-name="P8">Dane wejściowe</text:p>
          </table:table-cell>
          <table:table-cell table:style-name="Tabela12.B2" office:value-type="string">
            <text:p text:style-name="P8">Informacja o podejmowanej rezerwacji:Numer rezerwacji oraz</text:p>
            <text:p text:style-name="P8">4 ostatnie cyfry karty bankowej użytkownika.</text:p>
          </table:table-cell>
        </table:table-row>
        <table:table-row table:style-name="Tabela12.1">
          <table:table-cell table:style-name="Tabela12.A2" office:value-type="string">
            <text:p text:style-name="P8">Źródło danych wejściowych</text:p>
          </table:table-cell>
          <table:table-cell table:style-name="Tabela12.B2" office:value-type="string">
            <text:p text:style-name="P8">Formularz, w którym należy podać wyżej wymienione dane wejściowe.</text:p>
          </table:table-cell>
        </table:table-row>
        <table:table-row table:style-name="Tabela12.1">
          <table:table-cell table:style-name="Tabela12.A2" office:value-type="string">
            <text:p text:style-name="P8">Dane wyjściowe</text:p>
          </table:table-cell>
          <table:table-cell table:style-name="Tabela12.B2" office:value-type="string">
            <text:p text:style-name="P8">Informacja, że rezerwacja została anulowana.</text:p>
            <text:p text:style-name="P8"/>
          </table:table-cell>
        </table:table-row>
        <table:table-row table:style-name="Tabela12.1">
          <table:table-cell table:style-name="Tabela12.A2" office:value-type="string">
            <text:p text:style-name="P8">Efekty uboczne</text:p>
          </table:table-cell>
          <table:table-cell table:style-name="Tabela12.B2" office:value-type="string">
            <text:p text:style-name="P8">Zwiększenie ilości wolnych pokoi w hotelu o jeden oraz w innych systemach rezerwacji.</text:p>
          </table:table-cell>
        </table:table-row>
        <table:table-row table:style-name="Tabela12.1">
          <table:table-cell table:style-name="Tabela12.A2" office:value-type="string">
            <text:p text:style-name="P8">Powód</text:p>
          </table:table-cell>
          <table:table-cell table:style-name="Tabela12.B2" office:value-type="string">
            <text:p text:style-name="P8">Brak.</text:p>
          </table:table-cell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">Nazwa funkcji</text:p>
          </table:table-cell>
          <table:table-cell table:style-name="Tabela4.B1" office:value-type="string">
            <text:p text:style-name="P6">Zarejestrowanie hotelu</text:p>
          </table:table-cell>
        </table:table-row>
        <table:table-row table:style-name="Tabela4.1">
          <table:table-cell table:style-name="Tabela4.A2" office:value-type="string">
            <text:p text:style-name="P8">Opis</text:p>
          </table:table-cell>
          <table:table-cell table:style-name="Tabela4.B2" office:value-type="string">
            <text:p text:style-name="P8">Funkcja pozwala zarejestrować hotel użytkownikowi zalogowanemu jako właściciel hotelu lub osoba do tego upoważniona.</text:p>
          </table:table-cell>
        </table:table-row>
        <table:table-row table:style-name="Tabela4.1">
          <table:table-cell table:style-name="Tabela4.A2" office:value-type="string">
            <text:p text:style-name="P8">Dane wejściowe</text:p>
          </table:table-cell>
          <table:table-cell table:style-name="Tabela4.B2" office:value-type="string">
            <text:p text:style-name="P8">Informacje o hotelu czyli m.in. nazwa, adres, kontakt, krótki opis itd. oraz informacje o właścicielu m.in. imię, nazwisko, adres, NIP itd.</text:p>
          </table:table-cell>
        </table:table-row>
        <table:table-row table:style-name="Tabela4.1">
          <table:table-cell table:style-name="Tabela4.A2" office:value-type="string">
            <text:p text:style-name="P8">Źródło danych wejściowych</text:p>
          </table:table-cell>
          <table:table-cell table:style-name="Tabela4.B2" office:value-type="string">
            <text:p text:style-name="P8">Formularz na stronie internetowej wypełniany przez właściciela hotelu lub osobę do tego upoważnioną.</text:p>
          </table:table-cell>
        </table:table-row>
        <table:table-row table:style-name="Tabela4.1">
          <table:table-cell table:style-name="Tabela4.A2" office:value-type="string">
            <text:p text:style-name="P8">Dane wyjściowe</text:p>
          </table:table-cell>
          <table:table-cell table:style-name="Tabela4.B2" office:value-type="string">
            <text:p text:style-name="P8">Formularz, będący źródłem danych wejściowych funkcji weryfikacji.</text:p>
          </table:table-cell>
        </table:table-row>
        <table:table-row table:style-name="Tabela4.1">
          <table:table-cell table:style-name="Tabela4.A2" office:value-type="string">
            <text:p text:style-name="P8">Efekty uboczne</text:p>
          </table:table-cell>
          <table:table-cell table:style-name="Tabela4.B2" office:value-type="string">
            <text:p text:style-name="P8">Brak.</text:p>
          </table:table-cell>
        </table:table-row>
        <table:table-row table:style-name="Tabela4.1">
          <table:table-cell table:style-name="Tabela4.A2" office:value-type="string">
            <text:p text:style-name="P8">Powód</text:p>
          </table:table-cell>
          <table:table-cell table:style-name="Tabela4.B2" office:value-type="string">
            <text:p text:style-name="P8">Brak.</text:p>
          </table:table-cell>
        </table:table-row>
      </table:table>
      <text:p text:style-name="P3"><text:soft-page-break/></text:p>
      <text:p text:style-name="P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6">Nazwa funkcji</text:p>
          </table:table-cell>
          <table:table-cell table:style-name="Tabela5.B1" office:value-type="string">
            <text:p text:style-name="P6">Weryfikacja hotelu.</text:p>
          </table:table-cell>
        </table:table-row>
        <table:table-row table:style-name="Tabela5.1">
          <table:table-cell table:style-name="Tabela5.A2" office:value-type="string">
            <text:p text:style-name="P8">Opis</text:p>
          </table:table-cell>
          <table:table-cell table:style-name="Tabela5.B2" office:value-type="string">
            <text:p text:style-name="P8">Funkcja sprawdza poprawność danych oraz istnienie danego hotelu poprzez sprawdzenie numeru KRS hotelu.</text:p>
          </table:table-cell>
        </table:table-row>
        <table:table-row table:style-name="Tabela5.1">
          <table:table-cell table:style-name="Tabela5.A2" office:value-type="string">
            <text:p text:style-name="P8">Dane wejściowe</text:p>
          </table:table-cell>
          <table:table-cell table:style-name="Tabela5.B2" office:value-type="string">
            <text:p text:style-name="P8">Informacje o hotelu ,czyli m.in. nazwa, adres, kontakt, krótki opis itd. oraz informacje o właścicielu m.in. imię, nazwisko, adres, NIP itd. </text:p>
          </table:table-cell>
        </table:table-row>
        <table:table-row table:style-name="Tabela5.1">
          <table:table-cell table:style-name="Tabela5.A2" office:value-type="string">
            <text:p text:style-name="P8">Źródło danych wejściowych</text:p>
          </table:table-cell>
          <table:table-cell table:style-name="Tabela5.B2" office:value-type="string">
            <text:p text:style-name="P8">Formularz na stronie internetowej wypełniany przez właściciela hotelu lub osobę do tego upoważnioną.</text:p>
          </table:table-cell>
        </table:table-row>
        <table:table-row table:style-name="Tabela5.1">
          <table:table-cell table:style-name="Tabela5.A2" office:value-type="string">
            <text:p text:style-name="P8">Dane wyjściowe</text:p>
          </table:table-cell>
          <table:table-cell table:style-name="Tabela5.B2" office:value-type="string">
            <text:p text:style-name="P8">Informacja czy hotel przeszedł weryfikacje. Jeśli tak to hotel jest zarejestrowany w systemie. Jeżeli nie to podany jest powód odrzucenia rejestracji.</text:p>
          </table:table-cell>
        </table:table-row>
        <table:table-row table:style-name="Tabela5.1">
          <table:table-cell table:style-name="Tabela5.A2" office:value-type="string">
            <text:p text:style-name="P8">Efekty uboczne</text:p>
          </table:table-cell>
          <table:table-cell table:style-name="Tabela5.B2" office:value-type="string">
            <text:p text:style-name="P8">Brak.</text:p>
          </table:table-cell>
        </table:table-row>
        <table:table-row table:style-name="Tabela5.1">
          <table:table-cell table:style-name="Tabela5.A2" office:value-type="string">
            <text:p text:style-name="P8">Powód</text:p>
          </table:table-cell>
          <table:table-cell table:style-name="Tabela5.B2" office:value-type="string">
            <text:p text:style-name="P8">Brak.</text:p>
          </table:table-cell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7">Nazwa funkcji</text:p>
          </table:table-cell>
          <table:table-cell table:style-name="Tabela6.A1" office:value-type="string">
            <text:p text:style-name="P7">Edycja hotelu</text:p>
          </table:table-cell>
        </table:table-row>
        <table:table-row table:style-name="Tabela6.1">
          <table:table-cell table:style-name="Tabela6.A1" office:value-type="string">
            <text:p text:style-name="P5">Opis</text:p>
          </table:table-cell>
          <table:table-cell table:style-name="Tabela6.A1" office:value-type="string">
            <text:p text:style-name="P5">Funkcja pozwala właścicielowi hotelu lub osobie do tego upoważnionej na zmianę danych hotelu.</text:p>
          </table:table-cell>
        </table:table-row>
        <table:table-row table:style-name="Tabela6.1">
          <table:table-cell table:style-name="Tabela6.A1" office:value-type="string">
            <text:p text:style-name="P5">Dane wejściowe</text:p>
          </table:table-cell>
          <table:table-cell table:style-name="Tabela6.A1" office:value-type="string">
            <text:p text:style-name="P8">Informacje o hotelu ,czyli m.in. nazwa, adres, kontakt, krótki opis itd. oraz informacje o właścicielu m.in. imię, nazwisko, adres, NIP itd.</text:p>
          </table:table-cell>
        </table:table-row>
        <table:table-row table:style-name="Tabela6.1">
          <table:table-cell table:style-name="Tabela6.A1" office:value-type="string">
            <text:p text:style-name="P5">Źródło danych wejściowych</text:p>
          </table:table-cell>
          <table:table-cell table:style-name="Tabela6.A1" office:value-type="string">
            <text:p text:style-name="P5">Formularz na stronie internetowej wypełniany przez właściciela hotelu lub osobę do tego upoważnioną.</text:p>
          </table:table-cell>
        </table:table-row>
        <table:table-row table:style-name="Tabela6.1">
          <table:table-cell table:style-name="Tabela6.A1" office:value-type="string">
            <text:p text:style-name="P5">Dane wyjściowe</text:p>
          </table:table-cell>
          <table:table-cell table:style-name="Tabela6.A1" office:value-type="string">
            <text:p text:style-name="P5">Informacja o zmianie danych.</text:p>
          </table:table-cell>
        </table:table-row>
        <table:table-row table:style-name="Tabela6.1">
          <table:table-cell table:style-name="Tabela6.A1" office:value-type="string">
            <text:p text:style-name="P5">Efekty uboczne</text:p>
          </table:table-cell>
          <table:table-cell table:style-name="Tabela6.A1" office:value-type="string">
            <text:p text:style-name="P5">Brak możliwości zapisu danych.</text:p>
          </table:table-cell>
        </table:table-row>
        <table:table-row table:style-name="Tabela6.1">
          <table:table-cell table:style-name="Tabela6.A1" office:value-type="string">
            <text:p text:style-name="P5">Powód</text:p>
          </table:table-cell>
          <table:table-cell table:style-name="Tabela6.A1" office:value-type="string">
            <text:p text:style-name="P5">Awaria serwera.</text:p>
          </table:table-cell>
        </table:table-row>
      </table:table>
      <text:p text:style-name="P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7">Nazwa funkcji</text:p>
          </table:table-cell>
          <table:table-cell table:style-name="Tabela8.A1" office:value-type="string">
            <text:p text:style-name="P7">Statystyka hotelu</text:p>
          </table:table-cell>
        </table:table-row>
        <table:table-row table:style-name="Tabela8.1">
          <table:table-cell table:style-name="Tabela8.A1" office:value-type="string">
            <text:p text:style-name="P5">Opis</text:p>
          </table:table-cell>
          <table:table-cell table:style-name="Tabela8.A1" office:value-type="string">
            <text:p text:style-name="P5">Funkcja pozwala na wyświetlenie wszystkich ocen danego hotelu przez klientów. Poza tym wyświetla średnią ocenę hotelu.</text:p>
          </table:table-cell>
        </table:table-row>
        <table:table-row table:style-name="Tabela8.1">
          <table:table-cell table:style-name="Tabela8.A1" office:value-type="string">
            <text:p text:style-name="P5">Dane wejściowe</text:p>
          </table:table-cell>
          <table:table-cell table:style-name="Tabela8.A1" office:value-type="string">
            <text:p text:style-name="P5">Informacje o ocenach klientów.</text:p>
          </table:table-cell>
        </table:table-row>
        <table:table-row table:style-name="Tabela8.1">
          <table:table-cell table:style-name="Tabela8.A1" office:value-type="string">
            <text:p text:style-name="P5">Źródło danych wejściowych</text:p>
          </table:table-cell>
          <table:table-cell table:style-name="Tabela8.A1" office:value-type="string">
            <text:p text:style-name="P5"/>
          </table:table-cell>
        </table:table-row>
        <table:table-row table:style-name="Tabela8.1">
          <table:table-cell table:style-name="Tabela8.A1" office:value-type="string">
            <text:p text:style-name="P5">Dane wyjściowe</text:p>
          </table:table-cell>
          <table:table-cell table:style-name="Tabela8.A1" office:value-type="string">
            <text:p text:style-name="P5">Lista ocen danego hotelu.</text:p>
          </table:table-cell>
        </table:table-row>
        <table:table-row table:style-name="Tabela8.1">
          <table:table-cell table:style-name="Tabela8.A1" office:value-type="string">
            <text:p text:style-name="P5">Efekty uboczne</text:p>
          </table:table-cell>
          <table:table-cell table:style-name="Tabela8.A1" office:value-type="string">
            <text:p text:style-name="P5">Brak</text:p>
          </table:table-cell>
        </table:table-row>
        <table:table-row table:style-name="Tabela8.1">
          <table:table-cell table:style-name="Tabela8.A1" office:value-type="string">
            <text:p text:style-name="P5">Powód</text:p>
          </table:table-cell>
          <table:table-cell table:style-name="Tabela8.A1" office:value-type="string">
            <text:p text:style-name="P5">Brak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7">Nazwa funkcji</text:p>
          </table:table-cell>
          <table:table-cell table:style-name="Tabela10.A1" office:value-type="string">
            <text:p text:style-name="P7">Dodanie oceny hotelu</text:p>
          </table:table-cell>
        </table:table-row>
        <table:table-row table:style-name="Tabela10.1">
          <table:table-cell table:style-name="Tabela10.A1" office:value-type="string">
            <text:p text:style-name="P5">Opis</text:p>
          </table:table-cell>
          <table:table-cell table:style-name="Tabela10.A1" office:value-type="string">
            <text:p text:style-name="P5">Funkcja pozwala na dodanie oceny hotelu przez użytkownika(gościa).Dodanie oceny musi zostać poprzedzone numerem rezerwacji oraz 4 ostatnimi cyframi karty bankowej użytkownika. Następnie należy wskazać ocenę (w skali od 1-5). Opcjonalnie może dodać komentarz słowny. Dodana ocena jest pokazywana w statystykach hotelu. </text:p>
          </table:table-cell>
        </table:table-row>
        <table:table-row table:style-name="Tabela10.1">
          <table:table-cell table:style-name="Tabela10.A1" office:value-type="string">
            <text:p text:style-name="P5">Dane wejściowe</text:p>
          </table:table-cell>
          <table:table-cell table:style-name="Tabela10.A1" office:value-type="string">
            <text:p text:style-name="P5">Informacja o ocenie hotelu przez użytkownika(gościa).</text:p>
          </table:table-cell>
        </table:table-row>
        <table:table-row table:style-name="Tabela10.1">
          <table:table-cell table:style-name="Tabela10.A1" office:value-type="string">
            <text:p text:style-name="P5">Źródło danych wejściowych</text:p>
          </table:table-cell>
          <table:table-cell table:style-name="Tabela10.A1" office:value-type="string">
            <text:p text:style-name="P5">Formularz podany na stronie internetowej wypełniany przez użytkownika (gościa).</text:p>
          </table:table-cell>
        </table:table-row>
        <table:table-row table:style-name="Tabela10.1">
          <table:table-cell table:style-name="Tabela10.A1" office:value-type="string">
            <text:p text:style-name="P5">Dane wyjściowe</text:p>
          </table:table-cell>
          <table:table-cell table:style-name="Tabela10.A1" office:value-type="string">
            <text:p text:style-name="P5">Informacja o dokonaniu oceny i podziękowanie za nią.</text:p>
          </table:table-cell>
        </table:table-row>
        <table:table-row table:style-name="Tabela10.1">
          <table:table-cell table:style-name="Tabela10.A1" office:value-type="string">
            <text:p text:style-name="P5">Efekty uboczne</text:p>
          </table:table-cell>
          <table:table-cell table:style-name="Tabela10.A1" office:value-type="string">
            <text:p text:style-name="P5">Brak</text:p>
          </table:table-cell>
        </table:table-row>
        <table:table-row table:style-name="Tabela10.1">
          <table:table-cell table:style-name="Tabela10.A1" office:value-type="string">
            <text:p text:style-name="P5">Powód</text:p>
          </table:table-cell>
          <table:table-cell table:style-name="Tabela10.A1" office:value-type="string">
            <text:p text:style-name="P5">Brak</text:p>
          </table:table-cell>
        </table:table-row>
      </table:table>
      <text:p text:style-name="P1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">Nazwa funkcji</text:p>
          </table:table-cell>
          <table:table-cell table:style-name="Tabela11.A1" office:value-type="string">
            <text:p text:style-name="P7">Usunięcie hotelu</text:p>
          </table:table-cell>
        </table:table-row>
        <table:table-row table:style-name="Tabela11.1">
          <table:table-cell table:style-name="Tabela11.A1" office:value-type="string">
            <text:p text:style-name="P5">Opis</text:p>
          </table:table-cell>
          <table:table-cell table:style-name="Tabela11.A1" office:value-type="string">
            <text:p text:style-name="P5">Funkcja pozwala na usunięcie hotelu z serwisu.</text:p>
          </table:table-cell>
        </table:table-row>
        <table:table-row table:style-name="Tabela11.1">
          <table:table-cell table:style-name="Tabela11.A1" office:value-type="string">
            <text:p text:style-name="P5">Dane wejściowe</text:p>
          </table:table-cell>
          <table:table-cell table:style-name="Tabela11.A1" office:value-type="string">
            <text:p text:style-name="P5">Potwierdzona informacja o zakończeniu działalności gospodarczej lub upadku hotelu.</text:p>
          </table:table-cell>
        </table:table-row>
        <table:table-row table:style-name="Tabela11.1">
          <table:table-cell table:style-name="Tabela11.A1" office:value-type="string">
            <text:p text:style-name="P5">Źródło danych wejściowych</text:p>
          </table:table-cell>
          <table:table-cell table:style-name="Tabela11.A1" office:value-type="string">
            <text:p text:style-name="P5">Formularz na stronie internetowej wypełniany przed właściciela lub osobę do tego upoważnioną.</text:p>
          </table:table-cell>
        </table:table-row>
        <table:table-row table:style-name="Tabela11.1">
          <table:table-cell table:style-name="Tabela11.A1" office:value-type="string">
            <text:p text:style-name="P5">Dane wyjściowe</text:p>
          </table:table-cell>
          <table:table-cell table:style-name="Tabela11.A1" office:value-type="string">
            <text:p text:style-name="P5">Informacja o usunięciu hotelu z serwera.</text:p>
          </table:table-cell>
        </table:table-row>
        <table:table-row table:style-name="Tabela11.1">
          <table:table-cell table:style-name="Tabela11.A1" office:value-type="string">
            <text:p text:style-name="P5">Efekty uboczne</text:p>
          </table:table-cell>
          <table:table-cell table:style-name="Tabela11.A1" office:value-type="string">
            <text:p text:style-name="P5">Brak</text:p>
          </table:table-cell>
        </table:table-row>
        <table:table-row table:style-name="Tabela11.1">
          <table:table-cell table:style-name="Tabela11.A1" office:value-type="string">
            <text:p text:style-name="P5">Powód</text:p>
          </table:table-cell>
          <table:table-cell table:style-name="Tabela11.A1" office:value-type="string">
            <text:p text:style-name="P5">Brak</text:p>
          </table:table-cell>
        </table:table-row>
      </table:table>
      <text:p text:style-name="P1"/>
      <text:p text:style-name="P1"/>
      <text:list xml:id="list41341294" text:style-name="L1">
        <text:list-item>
          <text:p text:style-name="P21">Opis wymagań niefunkcjonalnych:</text:p>
          <text:list>
            <text:list-item>
              <text:p text:style-name="P22">System powinien obsługiwać zapytania użytkowników w nie dłuższym czasie jak 5 sekund.</text:p>
            </text:list-item>
            <text:list-item>
              <text:p text:style-name="P22">System chroniąc dane osobowe użytkowników dokonujących rezerwacji powinien przekazywać hotelowi wyłącznie numer rezerwacji oraz 4 ostatnie cyfry karty bankowej użytkownika.</text:p>
            </text:list-item>
            <text:list-item>
              <text:p text:style-name="P22">System powinien dokonywać kopii danych co pewien czasu oraz wprowadzić szyfrowanie danych pomiędzy systemem a klientem.</text:p>
            </text:list-item>
            <text:list-item>
              <text:p text:style-name="P22"><text:span text:style-name="T6">System powinien sprawdzać poprawność podawanych adresów stron WWW oraz uniemożliwiać wprowadzenie więcej niż pewnej dozwolonej liczby adresów z jednego źródła (np. od jednego użytkownika systemu).</text:span> </text:p>
            </text:list-item>
            <text:list-item>
              <text:p text:style-name="P22">W razie wygaśnięcia sesji, system automatycznie anuluje wszelkie otwarte sesje.</text:p>
            </text:list-item>
            <text:list-item>
              <text:p text:style-name="P22">System powinien odświeżać swoje dane z serwerów hoteli, co pewien określony czas.</text:p>
            </text:list-item>
          </text:list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3.888cm" fo:text-indent="-0.635cm" fo:margin-left="3.888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 text:display-levels="4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 text:display-levels="6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lwia</meta:initial-creator>
    <meta:editing-cycles>17</meta:editing-cycles>
    <meta:creation-date>2012-11-12T18:22:00</meta:creation-date>
    <dc:date>2012-11-20T21:35:55.17</dc:date>
    <meta:editing-duration>PT1H25M32S</meta:editing-duration>
    <meta:generator>OpenOffice.org/3.3$Win32 OpenOffice.org_project/330m20$Build-9567</meta:generator>
    <meta:document-statistic meta:table-count="10" meta:image-count="0" meta:object-count="0" meta:page-count="6" meta:paragraph-count="200" meta:word-count="1305" meta:character-count="98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